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1">
      <style:text-properties fo:font-weight="bold" style:font-weight-asian="bold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1"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style:vertical-align="top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80"/>
        <table:table-column table:style-name="co6" table:default-cell-style-name="ce80"/>
        <table:table-column table:style-name="co7" table:default-cell-style-name="ce91"/>
        <table:table-column table:style-name="co8" table:default-cell-style-name="ce91"/>
        <table:table-column table:style-name="co9" table:default-cell-style-name="ce8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1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7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1P</text:p>
          </table:table-cell>
          <table:table-cell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6"/>
          <table:table-cell table:number-columns-repeated="891"/>
        </table:table-row>
        <table:table-row table:style-name="ro5">
          <table:table-cell table:number-columns-repeated="3"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6"/>
          <table:table-cell table:number-columns-repeated="3"/>
          <table:table-cell table:style-name="ce123"/>
          <table:table-cell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6" table:number-columns-repeated="2"/>
          <table:table-cell table:style-name="ce8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54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8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6" office:value-type="string" calcext:value-type="string">
            <text:p>Week 02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4</text:p>
          </table:table-cell>
          <table:table-cell table:number-columns-repeated="2"/>
          <table:table-cell table:style-name="ce125"/>
          <table:table-cell table:style-name="ce13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8"/>
          <table:table-cell/>
          <table:table-cell table:style-name="ce8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number-columns-repeated="2"/>
          <table:table-cell table:style-name="ce133"/>
          <table:table-cell/>
          <table:table-cell table:style-name="ce54"/>
          <table:table-cell table:style-name="Default"/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"/>
          <table:table-cell table:style-name="ce54"/>
          <table:table-cell table:style-name="ce80"/>
          <table:table-cell table:style-name="ce91"/>
          <table:table-cell/>
          <table:table-cell table:style-name="ce7"/>
          <table:table-cell table:style-name="ce75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6"/>
          <table:table-cell table:style-name="ce86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9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3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45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4"/>
          <table:table-cell table:style-name="ce91"/>
          <table:table-cell table:style-name="ce86"/>
          <table:table-cell table:style-name="ce75" table:number-columns-repeated="2"/>
          <table:table-cell table:style-name="ce86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4"/>
          <table:table-cell table:style-name="ce133" table:number-columns-repeated="2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40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4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80"/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80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elia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elia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80"/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75"/>
          <table:table-cell table:style-name="ce86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80"/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Nadia</text:p>
          </table:table-cell>
          <table:table-cell/>
          <table:table-cell table:style-name="ce8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Nadia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75"/>
          <table:table-cell table:style-name="ce86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80"/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35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mantha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mantha</text:p>
          </table:table-cell>
          <table:table-cell table:style-name="ce141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75"/>
          <table:table-cell table:style-name="ce86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80"/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Victori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Victoria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8"/>
          <table:table-cell table:style-name="ce86" table:formula="of:=(0.1*[.G19])+(0.6*[.H19])+(0.3*[.I19])" office:value-type="float" office:value="8.965" calcext:value-type="float">
            <text:p>9.0</text:p>
          </table:table-cell>
          <table:table-cell table:style-name="ce85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80"/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uni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uni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3" office:value-type="string" calcext:value-type="string">
            <text:p>Rodrigo</text:p>
          </table:table-cell>
          <table:table-cell table:style-name="ce80"/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80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75"/>
          <table:table-cell table:style-name="ce86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80"/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4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75"/>
          <table:table-cell table:style-name="ce86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80"/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8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75"/>
          <table:table-cell table:style-name="ce86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80"/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8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75"/>
          <table:table-cell table:style-name="ce86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80"/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8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4"/>
          <table:table-cell table:style-name="ce7"/>
          <table:table-cell table:style-name="ce75"/>
          <table:table-cell table:style-name="ce86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/>
          <table:table-cell table:style-name="ce86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2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2P</text:p>
          </table:table-cell>
          <table:table-cell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/>
          <table:table-cell table:style-name="ce54" table:number-columns-repeated="8"/>
          <table:table-cell table:style-name="ce54" office:value-type="string" calcext:value-type="string">
            <text:p>11 Ma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8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office:value-type="string" calcext:value-type="string">
            <text:p>(.py script)</text:p>
          </table:table-cell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"/>
          <table:table-cell table:style-name="ce54"/>
          <table:table-cell table:style-name="ce80"/>
          <table:table-cell table:style-name="ce91"/>
          <table:table-cell/>
          <table:table-cell table:style-name="ce7"/>
          <table:table-cell table:style-name="ce5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ce75" office:value-type="string" calcext:value-type="string">
            <text:p>Optional</text:p>
          </table:table-cell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63" office:value-type="string" calcext:value-type="string">
            <text:p>Optional</text:p>
          </table:table-cell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2P</text:p>
          </table:table-cell>
          <table:table-cell table:style-name="ce123"/>
          <table:table-cell table:style-name="ce86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4.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39" office:value-type="string" calcext:value-type="string">
            <text:p>HW_05.x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6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1" table:formula="of:=AVERAGE([.U14];[.Z14])" office:value-type="string" office:string-value="" calcext:value-type="error">
            <text:p>#DIV/0!</text:p>
          </table:table-cell>
          <table:table-cell table:style-name="ce12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1" table:formula="of:=AVERAGE([.U15];[.Z15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75"/>
          <table:table-cell table:style-name="ce86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1" table:formula="of:=AVERAGE([.U16];[.Z16])" office:value-type="string" office:string-value="" calcext:value-type="error">
            <text:p>#DIV/0!</text:p>
          </table:table-cell>
          <table:table-cell table:style-name="ce8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75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1" table:formula="of:=AVERAGE([.U17];[.Z17])" office:value-type="string" office:string-value="" calcext:value-type="error">
            <text:p>#DIV/0!</text:p>
          </table:table-cell>
          <table:table-cell table:style-name="ce80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75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1" table:formula="of:=AVERAGE([.U18];[.Z18])" office:value-type="string" office:string-value="" calcext:value-type="error">
            <text:p>#DIV/0!</text:p>
          </table:table-cell>
          <table:table-cell table:style-name="ce8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75"/>
          <table:table-cell table:style-name="ce86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1" table:formula="of:=AVERAGE([.U19];[.Z19])" office:value-type="string" office:string-value="" calcext:value-type="error">
            <text:p>#DIV/0!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formula="of:=AVERAGE([.Q20];[.V20];[.AA20])" office:value-type="float" office:value="9.5" calcext:value-type="float">
            <text:p>9.5</text:p>
          </table:table-cell>
          <table:table-cell table:style-name="ce91" table:formula="of:=AVERAGE([.U20];[.Z20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1" table:formula="of:=AVERAGE([.U21];[.Z21])" office:value-type="string" office:string-value="" calcext:value-type="error">
            <text:p>#DIV/0!</text:p>
          </table:table-cell>
          <table:table-cell table:style-name="ce8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8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1" table:formula="of:=AVERAGE([.U22];[.Z22])" office:value-type="string" office:string-value="" calcext:value-type="error">
            <text:p>#DIV/0!</text:p>
          </table:table-cell>
          <table:table-cell table:style-name="ce8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75"/>
          <table:table-cell table:style-name="ce86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1" table:formula="of:=AVERAGE([.U23];[.Z23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75"/>
          <table:table-cell table:style-name="ce86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1" table:formula="of:=AVERAGE([.U24];[.Z24])" office:value-type="string" office:string-value="" calcext:value-type="error">
            <text:p>#DIV/0!</text:p>
          </table:table-cell>
          <table:table-cell table:style-name="ce80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ie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75"/>
          <table:table-cell table:style-name="ce86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1" table:formula="of:=AVERAGE([.U25];[.Z25])" office:value-type="string" office:string-value="" calcext:value-type="error">
            <text:p>#DIV/0!</text:p>
          </table:table-cell>
          <table:table-cell table:style-name="ce80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75"/>
          <table:table-cell table:style-name="ce86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1" table:formula="of:=AVERAGE([.U26];[.Z26])" office:value-type="string" office:string-value="" calcext:value-type="error">
            <text:p>#DIV/0!</text:p>
          </table:table-cell>
          <table:table-cell table:style-name="ce8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2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5"/>
          <table:table-cell table:style-name="ce86"/>
          <table:table-cell/>
          <table:table-cell table:style-name="ce80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6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7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9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1"/>
        <table:table-column table:style-name="co16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3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3P</text:p>
          </table:table-cell>
          <table:table-cell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5" table:number-rows-spanned="1">
            <text:p>Formative Assessments <text:s/>==&gt;</text:p>
          </table:table-cell>
          <table:covered-table-cell table:style-name="ce131"/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5" office:value-type="string" calcext:value-type="string">
            <text:p>18 Mar</text:p>
          </table:table-cell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10</text:p>
          </table:table-cell>
          <table:table-cell table:style-name="ce136"/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2</text:p>
          </table:table-cell>
          <table:table-cell table:number-columns-repeated="3"/>
          <table:table-cell table:style-name="ce132" office:value-type="string" calcext:value-type="string">
            <text:p>Week 13</text:p>
          </table:table-cell>
          <table:table-cell table:style-name="ce125"/>
          <table:table-cell table:style-name="ce132" office:value-type="string" calcext:value-type="string">
            <text:p>Week 14</text:p>
          </table:table-cell>
          <table:table-cell table:style-name="ce125"/>
          <table:table-cell table:style-name="ce13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"/>
          <table:table-cell table:style-name="ce54"/>
          <table:table-cell table:style-name="ce80"/>
          <table:table-cell table:style-name="ce91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"/>
          <table:table-cell table:style-name="ce54" office:value-type="string" calcext:value-type="string">
            <text:p>EASTER <text:s/>WEEK</text:p>
          </table:table-cell>
          <table:table-cell table:style-name="ce7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 table:number-columns-repeated="3"/>
          <table:table-cell table:style-name="ce126"/>
          <table:table-cell/>
          <table:table-cell table:style-name="ce126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3P</text:p>
          </table:table-cell>
          <table:table-cell table:style-name="ce123"/>
          <table:table-cell table:style-name="ce86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6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7.1</text:p>
          </table:table-cell>
          <table:table-cell table:style-name="ce133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number-columns-repeated="2"/>
          <table:table-cell table:style-name="ce145" office:value-type="string" calcext:value-type="string">
            <text:p>HW_10.1</text:p>
          </table:table-cell>
          <table:table-cell table:style-name="ce127"/>
          <table:table-cell table:style-name="ce145"/>
          <table:table-cell table:style-name="ce127"/>
          <table:table-cell table:style-name="ce145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 table:number-columns-repeated="2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4];[.Q14];[.V14];[.AA14];[.AE1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 table:style-name="ce8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5];[.Q15];[.V15];[.AA15];[.AE1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75"/>
          <table:table-cell table:style-name="ce8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6];[.Q16];[.V16];[.AA16];[.AE1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75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7];[.Q17];[.V17];[.AA17];[.AE17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75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8];[.Q18];[.V18];[.AA18];[.AE18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 table:style-name="ce88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75"/>
          <table:table-cell table:style-name="ce8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9];[.Q19];[.V19];[.AA19];[.AE19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style-name="ce80" office:value-type="float" office:value="9" calcext:value-type="float">
            <text:p>9.0</text:p>
          </table:table-cell>
          <table:table-cell table:style-name="ce80" table:formula="of:=AVERAGE([.P20];[.Q20];[.V20];[.AA20];[.AE20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1];[.Q21];[.V21];[.AA21];[.AE21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8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0" office:value-type="float" office:value="9" calcext:value-type="float">
            <text:p>9.0</text:p>
          </table:table-cell>
          <table:table-cell table:style-name="ce80" table:formula="of:=AVERAGE([.P22];[.Q22];[.V22];[.AA22];[.AE22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75"/>
          <table:table-cell table:style-name="ce8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3];[.Q23];[.V23];[.AA23];[.AE23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75"/>
          <table:table-cell table:style-name="ce8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4];[.Q24];[.V24];[.AA24];[.AE2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75"/>
          <table:table-cell table:style-name="ce8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0" office:value-type="float" office:value="9" calcext:value-type="float">
            <text:p>9.0</text:p>
          </table:table-cell>
          <table:table-cell table:style-name="ce80" table:formula="of:=AVERAGE([.P25];[.Q25];[.V25];[.AA25];[.AE2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75"/>
          <table:table-cell table:style-name="ce86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6];[.Q26];[.V26];[.AA26];[.AE2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/>
          <table:table-cell table:style-name="ce7"/>
          <table:table-cell table:style-name="ce75"/>
          <table:table-cell table:style-name="ce86"/>
          <table:table-cell/>
          <table:table-cell table:style-name="ce80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80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4"/>
          <table:table-cell table:style-name="ce7"/>
          <table:table-cell/>
          <table:table-cell table:style-name="ce86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80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1T10:44:31.046211266</dc:date>
    <meta:editing-duration>P3DT6H10S</meta:editing-duration>
    <meta:editing-cycles>574</meta:editing-cycles>
    <meta:generator>LibreOffice/7.3.7.2$Linux_X86_64 LibreOffice_project/30$Build-2</meta:generator>
    <meta:document-statistic meta:table-count="3" meta:cell-count="728" meta:object-count="0"/>
  </office:meta>
</office:document-meta>
</file>